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2b33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paragraph-rsid="0005386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paragraph-rsid="000612f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paragraph-rsid="00061ee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paragraph-rsid="0006f68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paragraph-rsid="00076ab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paragraph-rsid="000911e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911e5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officeooo:paragraph-rsid="00112840"/>
    </style:style>
    <style:style style:name="P11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style:contextual-spacing="false"/>
      <style:text-properties fo:color="#000000" style:font-name="Liberation Serif" fo:font-size="12pt" style:font-size-asian="12pt" style:font-size-complex="12pt"/>
    </style:style>
    <style:style style:name="T1" style:family="text">
      <style:text-properties officeooo:rsid="0002b33b"/>
    </style:style>
    <style:style style:name="T2" style:family="text">
      <style:text-properties officeooo:rsid="00053863"/>
    </style:style>
    <style:style style:name="T3" style:family="text">
      <style:text-properties fo:font-weight="bold" officeooo:rsid="00053863" style:font-weight-asian="bold" style:font-weight-complex="bold"/>
    </style:style>
    <style:style style:name="T4" style:family="text">
      <style:text-properties fo:font-weight="bold" officeooo:rsid="00061ee9" style:font-weight-asian="bold" style:font-weight-complex="bold"/>
    </style:style>
    <style:style style:name="T5" style:family="text">
      <style:text-properties fo:font-weight="bold" officeooo:rsid="0006f681" style:font-weight-asian="bold" style:font-weight-complex="bold"/>
    </style:style>
    <style:style style:name="T6" style:family="text">
      <style:text-properties fo:font-weight="bold" officeooo:rsid="00076ab8" style:font-weight-asian="bold" style:font-weight-complex="bold"/>
    </style:style>
    <style:style style:name="T7" style:family="text">
      <style:text-properties officeooo:rsid="000612fa"/>
    </style:style>
    <style:style style:name="T8" style:family="text">
      <style:text-properties officeooo:rsid="00061ee9"/>
    </style:style>
    <style:style style:name="T9" style:family="text">
      <style:text-properties officeooo:rsid="0006f681"/>
    </style:style>
    <style:style style:name="T10" style:family="text">
      <style:text-properties officeooo:rsid="00076ab8"/>
    </style:style>
    <style:style style:name="T11" style:family="text">
      <style:text-properties officeooo:rsid="000911e5"/>
    </style:style>
    <style:style style:name="T12" style:family="text">
      <style:text-properties style:text-underline-style="none" fo:font-weight="normal" officeooo:rsid="000911e5" style:font-weight-asian="normal" style:font-weight-complex="normal"/>
    </style:style>
    <style:style style:name="T13" style:family="text">
      <style:text-properties style:text-underline-style="none" fo:font-weight="normal" officeooo:rsid="000a3d49" style:font-weight-asian="normal" style:font-weight-complex="normal"/>
    </style:style>
    <style:style style:name="T14" style:family="text">
      <style:text-properties style:text-underline-style="none" fo:font-weight="normal" officeooo:rsid="000ad200" style:font-weight-asian="normal" style:font-weight-complex="normal"/>
    </style:style>
    <style:style style:name="T15" style:family="text">
      <style:text-properties style:text-underline-style="none" fo:font-weight="normal" officeooo:rsid="000ce64b" style:font-weight-asian="normal" style:font-weight-complex="normal"/>
    </style:style>
    <style:style style:name="T16" style:family="text">
      <style:text-properties style:text-underline-style="none" fo:font-weight="normal" officeooo:rsid="000e2cfe" style:font-weight-asian="normal" style:font-weight-complex="normal"/>
    </style:style>
    <style:style style:name="T17" style:family="text">
      <style:text-properties style:text-underline-style="none" fo:font-weight="normal" officeooo:rsid="00102325" style:font-weight-asian="normal" style:font-weight-complex="normal"/>
    </style:style>
    <style:style style:name="T18" style:family="text">
      <style:text-properties style:text-underline-style="none" fo:font-weight="normal" officeooo:rsid="00112840" style:font-weight-asian="normal" style:font-weight-complex="normal"/>
    </style:style>
    <style:style style:name="T19" style:family="text">
      <style:text-properties style:text-underline-style="none" fo:font-weight="bold" officeooo:rsid="00102325" style:font-weight-asian="bold" style:font-weight-complex="bold"/>
    </style:style>
    <style:style style:name="T20" style:family="text">
      <style:text-properties officeooo:rsid="000a3d49"/>
    </style:style>
    <style:style style:name="T21" style:family="text">
      <style:text-properties fo:color="#000000" style:text-underline-style="none" fo:font-weight="normal" officeooo:rsid="00102325" style:font-weight-asian="normal" style:font-weight-complex="normal"/>
    </style:style>
    <style:style style:name="T22" style:family="text">
      <style:text-properties fo:color="#000000" style:font-name="Liberation Serif" style:text-underline-style="none" fo:font-weight="normal" officeooo:rsid="0010232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P Réseau 2-3</text:span></text:p>
      <text:p text:style-name="P1"><text:span text:style-name="T1"/></text:p>
      <text:p text:style-name="P2"><text:span text:style-name="T2">1 /</text:span></text:p>
      <text:p text:style-name="P2"><text:span text:style-name="T2"><text:tab/>commande </text:span><text:span text:style-name="T3">ifconfig </text:span><text:span text:style-name="T2">:</text:span></text:p>
      <text:p text:style-name="P2"><text:span text:style-name="T2"><text:tab/><text:tab/>inet 172.18.41.112 <text:s/></text:span></text:p>
      <text:p text:style-name="P2"><text:span text:style-name="T2"><text:tab/><text:tab/>netmask 255.255.248.0 <text:s/></text:span></text:p>
      <text:p text:style-name="P2"><text:span text:style-name="T2"><text:tab/><text:tab/>broadcast 172.18.47.255</text:span></text:p>
      <text:p text:style-name="P2"><text:span text:style-name="T2"><text:tab/>Adresse ip différente du binome, et même addresse de broadcast</text:span></text:p>
      <text:p text:style-name="P2"><text:span text:style-name="T2"/></text:p>
      <text:p text:style-name="P3"><text:span text:style-name="T7">2/</text:span></text:p>
      <text:p text:style-name="P4"><text:span text:style-name="T7"><text:tab/></text:span><text:span text:style-name="T8"> int </text:span><text:span text:style-name="T4">socket</text:span><text:span text:style-name="T8">(int </text:span><text:span text:style-name="T4">domain</text:span><text:span text:style-name="T8">, int t</text:span><text:span text:style-name="T4">ype</text:span><text:span text:style-name="T8">, int </text:span><text:span text:style-name="T4">protocol</text:span><text:span text:style-name="T8">);</text:span></text:p>
      <text:p text:style-name="P4"><text:span text:style-name="T8"><text:tab/><text:tab/></text:span><text:span text:style-name="T9">- </text:span><text:span text:style-name="T8">socket() crée un point de communication, et renvoie un descripteur.</text:span></text:p>
      <text:p text:style-name="P4"><text:span text:style-name="T8"><text:tab/><text:tab/></text:span><text:span text:style-name="T9">- </text:span><text:span text:style-name="T8">La socket a le </text:span><text:span text:style-name="T4">type</text:span><text:span text:style-name="T8"> indiqué, ce qui indique la sémantique des communications.</text:span></text:p>
      <text:p text:style-name="P4"><text:span text:style-name="T8"><text:tab/><text:tab/></text:span><text:span text:style-name="T9">- </text:span><text:span text:style-name="T8">Le</text:span><text:span text:style-name="T4"> protocole</text:span><text:span text:style-name="T8"> à utiliser sur la socket est indiqué par l'argument protocol.</text:span></text:p>
      <text:p text:style-name="P4"><text:span text:style-name="T8"/></text:p>
      <text:p text:style-name="P5"><text:span text:style-name="T8"><text:tab/></text:span><text:span text:style-name="T9"> int l</text:span><text:span text:style-name="T5">isten</text:span><text:span text:style-name="T9">(int </text:span><text:span text:style-name="T5">sockfd</text:span><text:span text:style-name="T9">, int </text:span><text:span text:style-name="T5">backlog</text:span><text:span text:style-name="T9">);</text:span></text:p>
      <text:p text:style-name="P5"><text:span text:style-name="T9"><text:tab/><text:tab/>- Le paramètre</text:span><text:span text:style-name="T5"> sockfd</text:span><text:span text:style-name="T9"> est un descripteur de fichier qui fait référence à une socket de <text:tab/><text:tab/> <text:s text:c="2"/>type SOCK_STREAM ou SOCK_SEQPACKET.</text:span></text:p>
      <text:p text:style-name="P5"><text:span text:style-name="T9"><text:tab/><text:tab/>- Le paramètre </text:span><text:span text:style-name="T5">backlog</text:span><text:span text:style-name="T9"> définit une longueur maximale pour la file des connexions en <text:tab/><text:tab/>attente pour sockfd.</text:span></text:p>
      <text:p text:style-name="P5"><text:span text:style-name="T9"><text:tab/></text:span></text:p>
      <text:p text:style-name="P6"><text:span text:style-name="T9"><text:tab/></text:span><text:span text:style-name="T10">int </text:span><text:span text:style-name="T6">connect</text:span><text:span text:style-name="T10">(int </text:span><text:span text:style-name="T6">sockfd</text:span><text:span text:style-name="T10">, const struct sockaddr *</text:span><text:span text:style-name="T6">addr</text:span><text:span text:style-name="T10">, socklen_t </text:span><text:span text:style-name="T6">addrlen</text:span><text:span text:style-name="T10">);</text:span></text:p>
      <text:p text:style-name="P6"><text:span text:style-name="T10"><text:tab/><text:tab/>- L'appel système connect() connecte la socket associée au descripteur de fichier <text:tab/><text:tab/><text:tab/></text:span><text:span text:style-name="T6">sockfd</text:span><text:span text:style-name="T10"> à l'adresse indiquée par </text:span><text:span text:style-name="T6">addr</text:span><text:span text:style-name="T10">. L'argument </text:span><text:span text:style-name="T6">addrlen</text:span><text:span text:style-name="T10"> indique la taille</text:span></text:p>
      <text:p text:style-name="P6"><text:span text:style-name="T10"><text:s text:c="6"/><text:tab/><text:tab/>de addr.</text:span></text:p>
      <text:p text:style-name="P6"><text:span text:style-name="T10"/></text:p>
      <text:p text:style-name="P6"><text:span text:style-name="T10"><text:tab/>...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<text:span text:style-name="T11">3/</text:span></text:p>
      <text:p text:style-name="P8"><text:span text:style-name="T12"><text:tab/></text:span><text:span text:style-name="T11">/etc/protocols</text:span></text:p>
      <text:p text:style-name="P8"><text:span text:style-name="T11"><text:tab/><text:tab/></text:span><text:span text:style-name="T20">Fichier de définition des protocoles. Décrit les protocoles internet disponibles pour <text:tab/><text:tab/>TCP/IP.</text:span></text:p>
      <text:p text:style-name="Text_20_body"><text:span text:style-name="T12"><text:tab/></text:span><text:span text:style-name="T11">/etc/hosts</text:span></text:p>
      <text:p text:style-name="Text_20_body"><text:span text:style-name="T12"><text:tab/><text:tab/></text:span><text:span text:style-name="T13">Fichier de configuration réseau. Doit contenir une addresse IP si la machine est <text:tab/><text:tab/><text:tab/>connectée à un réseau.</text:span></text:p>
      <text:p text:style-name="Text_20_body"><text:span text:style-name="T12"><text:tab/></text:span><text:span text:style-name="T11">/etc/hosts.deny</text:span></text:p>
      <text:p text:style-name="Text_20_body"><text:span text:style-name="T12"><text:tab/><text:tab/></text:span><text:span text:style-name="T13">Contient une liste des hosts qui n'ont pas accès au système</text:span></text:p>
      <text:p text:style-name="Text_20_body"><text:span text:style-name="T13"><text:tab/>/etc/hosts.allow</text:span></text:p>
      <text:p text:style-name="Text_20_body"><text:span text:style-name="T13"><text:tab/><text:tab/></text:span><text:span text:style-name="T14">Contient une liste des hosts qui ont accès au système.</text:span></text:p>
      <text:p text:style-name="Text_20_body"><text:span text:style-name="T14"><text:tab/>/etc/services</text:span></text:p>
      <text:p text:style-name="Text_20_body"><text:span text:style-name="T14"><text:tab/><text:tab/></text:span><text:span text:style-name="T15">Définit les réseaux, services, et les ports associés pour chaque protocoles disponibles <text:tab/><text:tab/>sur cette machine. </text:span></text:p>
      <text:p text:style-name="Text_20_body"><text:span text:style-name="T14"><text:tab/>/etc/init.d</text:span></text:p>
      <text:p text:style-name="Text_20_body"><text:span text:style-name="T14"><text:tab/><text:tab/></text:span><text:span text:style-name="T16">Contient un script, executé au démarrage de la machine, qui permet que la machine <text:tab/><text:tab/>communique en réseau.</text:span></text:p>
      <text:p text:style-name="Text_20_body"><text:soft-page-break/><text:span text:style-name="T16"><text:tab/>/</text:span><text:span text:style-name="T17">etc/inittab</text:span></text:p>
      <text:p text:style-name="Text_20_body"><text:span text:style-name="T17"><text:tab/><text:tab/>Les répertoires rc1.d, rc2.d ... correspondent à des </text:span><text:span text:style-name="T19">runlevel</text:span><text:span text:style-name="T17">.</text:span></text:p>
      <text:p text:style-name="P9"><text:span text:style-name="T17"><text:tab/><text:tab/></text:span><text:span text:style-name="T22">0 <text:s text:c="6"/>halt</text:span></text:p>
      <text:p text:style-name="P11"><text:s text:c="2"/><text:tab/><text:tab/>1 <text:s text:c="6"/>single user mode</text:p>
      <text:p text:style-name="P11"><text:s text:c="2"/><text:tab/><text:tab/>2 .. 5 <text:s/>multi user mode</text:p>
      <text:p text:style-name="P12"><text:s text:c="2"/><text:tab/><text:tab/>6 <text:s text:c="6"/>reboot</text:p>
      <text:p text:style-name="Text_20_body"><text:span text:style-name="T17"/></text:p>
      <text:p text:style-name="P10"><text:span text:style-name="T18">4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boisson</meta:initial-creator>
    <meta:creation-date>2016-03-03T13:52:56</meta:creation-date>
    <dc:date>2016-03-03T14:22:08</dc:date>
    <dc:creator>leo boisson</dc:creator>
    <meta:editing-duration>PT28M14S</meta:editing-duration>
    <meta:editing-cycles>15</meta:editing-cycles>
    <meta:generator>LibreOffice/3.6$Linux_X86_64 LibreOffice_project/360m1$Build-2</meta:generator>
    <meta:document-statistic meta:table-count="0" meta:image-count="0" meta:object-count="0" meta:page-count="2" meta:paragraph-count="40" meta:word-count="261" meta:character-count="1778" meta:non-whitespace-character-count="1440"/>
  </office:meta>
</office:document-meta>
</file>